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7cm" svg:height="1.016cm" draw:transform="rotate (-1.57917390720447) translate (4.048cm 3.16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4" draw:id="id4" draw:layer="layout" svg:width="1.27cm" svg:height="1.016cm" draw:transform="rotate (-1.57917390720447) translate (9.255cm 3.14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12" draw:id="id12" draw:layer="layout" svg:width="1.27cm" svg:height="1.016cm" draw:transform="rotate (-1.57917390720447) translate (4.185cm 6.969cm)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7" draw:id="id7" draw:layer="layout" svg:width="1.27cm" svg:height="1.016cm" draw:transform="rotate (-1.57917390720447) translate (8.249cm 6.978cm)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3" draw:id="id3" draw:layer="layout" svg:width="1.397cm" svg:height="1.397cm" svg:x="5.318cm" svg:y="3.15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143cm" svg:height="1.143cm" svg:x="11.796cm" svg:y="7.0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1.27cm" svg:height="1.143cm" svg:x="11.381cm" svg:y="3.1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1.142cm" svg:height="0.635cm" draw:transform="rotate (1.5699236621689) translate (11.16cm 8.23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142cm" svg:height="0.635cm" draw:transform="rotate (1.599768792378) translate (12.684cm 4.302cm)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5" draw:id="id5" draw:layer="layout" svg:width="1.397cm" svg:height="1.397cm" svg:x="5.318cm" svg:y="5.06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1" draw:id="id11" draw:layer="layout" svg:width="1.397cm" svg:height="1.397cm" svg:x="9.001cm" svg:y="5.06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9" draw:id="id9" draw:layer="layout" svg:width="1.397cm" svg:height="1.143cm" svg:x="5.202cm" svg:y="7.096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5.456cm" svg:y1="8.112cm" svg:x2="5.71cm" svg:y2="7.35cm">
          <text:p/>
        </draw:line>
        <draw:line draw:style-name="gr3" draw:text-style-name="P1" draw:layer="layout" svg:x1="6.345cm" svg:y1="7.35cm" svg:x2="5.71cm" svg:y2="7.35cm">
          <text:p/>
        </draw:line>
        <draw:path draw:style-name="gr3" draw:text-style-name="P1" draw:layer="layout" svg:width="0.606cm" svg:height="0.71cm" draw:transform="rotate (1.5707963267949) translate (5.6193650955259cm 6.04125841304304cm)" svg:viewBox="0 0 607 711" svg:d="m271 8c75-13 151 0 225-7 106-10 116 101 109 171-9 96-114 114-184 143-71 29-148 45-225 61-75 15-163 53-191 137-24 73 41 158 116 164 69 5 138 7 204 27l21 7">
          <text:p/>
        </draw:path>
        <draw:path draw:style-name="gr3" draw:text-style-name="P1" draw:layer="layout" svg:width="0.606cm" svg:height="0.71cm" draw:transform="rotate (1.5707963267949) translate (9.30636509552589cm 6.08025841304304cm)" svg:viewBox="0 0 607 711" svg:d="m271 8c75-13 151 0 225-7 106-10 116 101 109 171-9 96-114 114-184 143-71 29-148 45-225 61-75 15-163 53-191 137-24 73 41 158 116 164 69 5 138 7 204 27l21 7">
          <text:p/>
        </draw:path>
        <draw:line draw:style-name="gr3" draw:text-style-name="P1" draw:layer="layout" svg:x1="5.445cm" svg:y1="4.302cm" svg:x2="6.588cm" svg:y2="3.413cm">
          <text:p/>
        </draw:line>
        <draw:line draw:style-name="gr3" draw:text-style-name="P1" draw:layer="layout" svg:x1="5.445cm" svg:y1="3.413cm" svg:x2="6.588cm" svg:y2="4.302cm">
          <text:p/>
        </draw:line>
        <draw:line draw:style-name="gr3" draw:text-style-name="P1" draw:layer="layout" svg:x1="5.446cm" svg:y1="4.303cm" svg:x2="6.589cm" svg:y2="3.414cm">
          <text:p/>
        </draw:line>
        <draw:line draw:style-name="gr3" draw:text-style-name="P1" draw:layer="layout" svg:x1="5.446cm" svg:y1="3.414cm" svg:x2="6.589cm" svg:y2="4.303cm">
          <text:p/>
        </draw:line>
        <draw:custom-shape draw:style-name="gr1" draw:text-style-name="P1" xml:id="id8" draw:id="id8" draw:layer="layout" svg:width="1.397cm" svg:height="1.397cm" svg:x="9.012cm" svg:y="6.8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1" draw:layer="layout" svg:x1="9.139cm" svg:y1="7.985cm" svg:x2="10.282cm" svg:y2="7.096cm">
          <text:p/>
        </draw:line>
        <draw:line draw:style-name="gr3" draw:text-style-name="P1" draw:layer="layout" svg:x1="9.139cm" svg:y1="7.096cm" svg:x2="10.282cm" svg:y2="7.985cm">
          <text:p/>
        </draw:line>
        <draw:connector draw:style-name="gr4" draw:text-style-name="P1" xml:id="id2" draw:id="id2" draw:layer="layout" svg:x1="4.043cm" svg:y1="3.802cm" svg:x2="4.043cm" svg:y2="3.802cm" draw:start-shape="id1" draw:start-glue-point="4" draw:end-shape="id1" draw:end-glue-point="4" svg:d="m4043 3802" svg:viewBox="0 0 1 1">
          <text:p/>
        </draw:connector>
        <draw:connector draw:style-name="gr3" draw:text-style-name="P1" draw:layer="layout" draw:type="line" svg:x1="4.043cm" svg:y1="3.802cm" svg:x2="5.318cm" svg:y2="3.858cm" draw:start-shape="id2" draw:start-glue-point="0" draw:end-shape="id3" draw:end-glue-point="6" svg:d="m4043 3802 1275 56" svg:viewBox="0 0 1276 57">
          <text:p/>
        </draw:connector>
        <draw:connector draw:style-name="gr3" draw:text-style-name="P1" draw:layer="layout" draw:type="line" svg:x1="6.715cm" svg:y1="3.858cm" svg:x2="8.233cm" svg:y2="3.773cm" draw:start-shape="id3" draw:start-glue-point="10" draw:end-shape="id4" draw:end-glue-point="7" svg:d="m6715 3858 1518-85" svg:viewBox="0 0 1519 86">
          <text:p/>
        </draw:connector>
        <draw:connector draw:style-name="gr3" draw:text-style-name="P1" draw:layer="layout" draw:type="line" svg:x1="6.017cm" svg:y1="5.064cm" svg:x2="6.017cm" svg:y2="4.556cm" draw:start-shape="id5" draw:start-glue-point="4" draw:end-shape="id3" draw:end-glue-point="8" svg:d="m6017 5064v-508" svg:viewBox="0 0 1 509">
          <text:p/>
        </draw:connector>
        <draw:connector draw:style-name="gr3" draw:text-style-name="P1" draw:layer="layout" draw:type="line" svg:x1="9.25cm" svg:y1="3.781cm" svg:x2="11.381cm" svg:y2="3.713cm" draw:start-shape="id4" draw:start-glue-point="4" draw:end-shape="id6" draw:end-glue-point="3" svg:d="m9250 3781 2131-68" svg:viewBox="0 0 2132 69">
          <text:p/>
        </draw:connector>
        <draw:connector draw:style-name="gr3" draw:text-style-name="P1" draw:layer="layout" draw:type="line" svg:x1="8.247cm" svg:y1="7.604cm" svg:x2="9.012cm" svg:y2="7.541cm" draw:start-shape="id7" draw:start-glue-point="7" draw:end-shape="id8" draw:end-glue-point="6" svg:d="m8247 7604 765-63" svg:viewBox="0 0 766 64">
          <text:p/>
        </draw:connector>
        <draw:connector draw:style-name="gr3" draw:text-style-name="P1" draw:layer="layout" draw:type="line" svg:x1="7.23cm" svg:y1="7.612cm" svg:x2="6.599cm" svg:y2="7.667cm" draw:start-shape="id7" draw:start-glue-point="4" draw:end-shape="id9" svg:d="m7230 7612-631 55" svg:viewBox="0 0 632 56">
          <text:p/>
        </draw:connector>
        <draw:connector draw:style-name="gr3" draw:text-style-name="P1" draw:layer="layout" draw:type="line" svg:x1="11.16cm" svg:y1="7.669cm" svg:x2="10.409cm" svg:y2="7.541cm" draw:start-shape="id10" draw:start-glue-point="4" draw:end-shape="id8" draw:end-glue-point="10" svg:d="m11160 7669-751-128" svg:viewBox="0 0 752 129">
          <text:p/>
        </draw:connector>
        <draw:connector draw:style-name="gr3" draw:text-style-name="P1" draw:layer="layout" draw:type="line" svg:x1="9.7cm" svg:y1="6.461cm" svg:x2="9.711cm" svg:y2="6.842cm" draw:start-shape="id11" draw:start-glue-point="8" draw:end-shape="id8" draw:end-glue-point="4" svg:d="m9700 6461 11 381" svg:viewBox="0 0 12 382">
          <text:p/>
        </draw:connector>
        <draw:connector draw:style-name="gr3" draw:text-style-name="P1" draw:layer="layout" draw:type="line" svg:x1="4.183cm" svg:y1="7.595cm" svg:x2="5.202cm" svg:y2="7.667cm" draw:start-shape="id12" draw:start-glue-point="7" draw:end-shape="id9" draw:end-glue-point="3" svg:d="m4183 7595 1019 72" svg:viewBox="0 0 1020 7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m king</meta:initial-creator>
    <meta:creation-date>2014-01-03T16:55:54</meta:creation-date>
    <dc:date>2014-01-03T20:57:03</dc:date>
    <dc:creator>tom king</dc:creator>
    <meta:editing-duration>PT15M28S</meta:editing-duration>
    <meta:editing-cycles>1</meta:editing-cycles>
    <meta:generator>LibreOffice/4.0.3.3$MacOSX_x86 LibreOffice_project/0eaa50a932c8f2199a615e1eb30f7ac74279539</meta:generator>
    <meta:document-statistic meta:object-count="33"/>
  </office:meta>
</office:document-meta>
</file>